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039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039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039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039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039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039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039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039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039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039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039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039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039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039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039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039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039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ngelberth Mathius Febres Silv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5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88681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tonio Enrique Febres Chigui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6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3.5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9" meta:non-whitespace-character-count="1011"/>
    <meta:template xlink:type="simple" xlink:actuate="onRequest" xlink:title="Normal" xlink:href=""/>
  </office:meta>
</office:document-meta>
</file>